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A8000002BE3011506A2F17F190.jpg" manifest:media-type="image/jpeg"/>
  <manifest:file-entry manifest:full-path="Pictures/10000000000003A8000002BE5F09CC245D22E060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.035cm" draw:stroke-linejoin="miter" draw:fill="none" draw:textarea-vertical-align="bottom" draw:auto-grow-height="false" draw:fit-to-size="false" style:shrink-to-fit="false" fo:min-height="3.181cm" fo:padding-top="0.125cm" fo:padding-bottom="0.125cm" fo:padding-left="0.127cm" fo:padding-right="0.127cm" fo:wrap-option="wrap"/>
      <style:paragraph-properties style:writing-mode="lr-tb"/>
    </style:style>
    <style:style style:name="pr2" style:family="presentation" style:parent-style-name="Title_20_Slide-outline1">
      <style:graphic-properties draw:stroke="none" svg:stroke-width="0.035cm" draw:stroke-linejoin="miter" draw:fill="none" draw:textarea-vertical-align="top" draw:auto-grow-height="false" draw:fit-to-size="false" style:shrink-to-fit="false" fo:min-height="10.798cm" fo:padding-top="0.125cm" fo:padding-bottom="0.125cm" fo:padding-left="0.127cm" fo:padding-right="0.127cm" fo:wrap-option="wrap"/>
      <style:paragraph-properties style:writing-mode="lr-tb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pr4" style:family="presentation" style:parent-style-name="Title_20_and_20_Content-title">
      <style:graphic-properties draw:stroke="none" svg:stroke-width="0.035cm" draw:stroke-linejoin="miter" draw:fill="none" draw:textarea-vertical-align="middle" draw:auto-grow-height="false" draw:fit-to-size="false" style:shrink-to-fit="false" fo:min-height="3.181cm" fo:padding-top="0.125cm" fo:padding-bottom="0.125cm" fo:padding-left="0.127cm" fo:padding-right="0.127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.035cm" draw:stroke-linejoin="miter" draw:fill="none" draw:textarea-vertical-align="top" draw:auto-grow-height="false" draw:fit-to-size="false" style:shrink-to-fit="false" fo:min-height="10.798cm" fo:padding-top="0.125cm" fo:padding-bottom="0.125cm" fo:padding-left="0.127cm" fo:padding-right="0.127cm" fo:wrap-option="wrap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47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style:paragraph-properties fo:margin-left="0cm" fo:margin-right="0cm" fo:margin-top="0.247cm" fo:margin-bottom="0cm" fo:line-height="100%" fo:text-align="start" fo:text-indent="0cm" style:writing-mode="lr-tb"/>
      <style:text-properties fo:hyphenate="false"/>
    </style:style>
    <style:style style:name="P9" style:family="paragraph">
      <loext:graphic-properties draw:fill-color="#ffffff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Tahoma" fo:font-size="44pt" fo:letter-spacing="normal" fo:font-style="normal" style:text-underline-style="none" fo:font-weight="normal" fo:background-color="transparent" style:font-name-asian="Tahoma" style:font-size-asian="44pt" style:font-style-asian="normal" style:font-weight-asian="normal" style:font-name-complex="Tahoma" style:font-size-complex="44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Tahoma" fo:font-size="32pt" fo:letter-spacing="normal" fo:font-style="normal" style:text-underline-style="none" fo:font-weight="normal" fo:background-color="transparent" style:font-name-asian="Tahoma" style:font-size-asian="32pt" style:font-style-asian="normal" style:font-weight-asian="normal" style:font-name-complex="Tahoma" style:font-size-complex="3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8eb3c8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■">
        <style:list-level-properties text:min-label-width="0.953cm"/>
        <style:text-properties fo:font-family="StarSymbol" fo:color="#8eb3c8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ample PowerPoint File" draw:style-name="dp1" draw:master-page-name="Title_20_Slide" presentation:presentation-page-layout-name="AL1T1">
        <draw:frame draw:name="Title 1" presentation:style-name="pr1" draw:text-style-name="P2" draw:layer="layout" svg:width="20.742cm" svg:height="2.539cm" svg:x="0.423cm" svg:y="14.429cm" presentation:class="title" presentation:user-transformed="true">
          <draw:text-box>
            <text:p text:style-name="P1"><text:span text:style-name="T1">Sample PowerPoint File</text:span></text:p>
          </draw:text-box>
        </draw:frame>
        <draw:frame draw:name="Subtitle 2" presentation:style-name="pr2" draw:text-style-name="P4" draw:layer="layout" svg:width="17.779cm" svg:height="2.08cm" svg:x="0.423cm" svg:y="16.757cm" presentation:class="outline" presentation:user-transformed="true">
          <draw:text-box>
            <text:p text:style-name="P3"><text:span text:style-name="T2">St. Cloud Technical College</text:span></text:p>
          </draw:text-box>
        </draw:frame>
        <presentation:notes draw:style-name="dp2">
          <draw:page-thumbnail draw:name="Shape 96" draw:style-name="gr1" draw:layer="layout" svg:width="12.699cm" svg:height="9.524cm" svg:x="3.175cm" svg:y="1.905cm" draw:page-number="1" presentation:class="page"/>
          <draw:frame draw:name="Shape 97" presentation:style-name="pr3" draw:text-style-name="P6" draw:layer="layout" svg:width="13.969cm" svg:height="11.429cm" svg:x="2.54cm" svg:y="12.065cm" presentation:class="notes" presentation:user-transformed="true">
            <draw:text-box>
              <text:p text:style-name="P5"><text:span text:style-name="T3">hello testing</text:span></text:p>
            </draw:text-box>
          </draw:frame>
        </presentation:notes>
      </draw:page>
      <draw:page draw:name="This is a Sample Slide" draw:style-name="dp1" draw:master-page-name="Title_20_and_20_Content" presentation:presentation-page-layout-name="AL1T1">
        <draw:frame draw:name="Title 1" presentation:style-name="pr4" draw:text-style-name="P2" draw:layer="layout" svg:width="22.012cm" svg:height="2.962cm" svg:x="1.905cm" svg:y="0.423cm" presentation:class="title" presentation:user-transformed="true">
          <draw:text-box>
            <text:p text:style-name="P7"><text:span text:style-name="T1">This is a Sample Slide</text:span></text:p>
          </draw:text-box>
        </draw:frame>
        <draw:frame draw:name="Content Placeholder 2" presentation:style-name="pr5" draw:text-style-name="P4" draw:layer="layout" svg:width="22.012cm" svg:height="12.699cm" svg:x="1.905cm" svg:y="4.022cm" presentation:class="outline" presentation:user-transformed="true">
          <draw:text-box>
            <text:list text:style-name="L4">
              <text:list-item>
                <text:p text:style-name="P8"><text:span text:style-name="T2">Here is an outline of bulleted points</text:span></text:p>
              </text:list-item>
              <text:list-item>
                <text:p text:style-name="P8"><text:span text:style-name="T2">You can print out PPT files as handouts using the </text:span><text:span text:style-name="T2"><text:line-break/></text:span><text:span text:style-name="T2">PRINT &gt; </text:span><text:span text:style-name="T2"><text:line-break/></text:span><text:span text:style-name="T2"> <text:s/>PRINT WHAT &gt; HANDOUTS option</text:span>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A8000002BE5F09CC245D22E060.jpg" xlink:type="simple" xlink:show="embed" xlink:actuate="onLoad"/>
    <draw:fill-image draw:name="msFillBitmap_20_2" draw:display-name="msFillBitmap 2" xlink:href="Pictures/10000000000003A8000002BE3011506A2F17F19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Tahoma2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ahoma" fo:font-family="Tahoma" fo:font-size="32pt" fo:letter-spacing="normal" fo:font-style="normal" fo:text-shadow="none" style:text-underline-style="none" fo:font-weight="normal" style:letter-kerning="true" fo:background-color="transparent" style:font-name-asian="Tahoma" style:font-family-asian="Tahoma" style:font-size-asian="32pt" style:font-style-asian="normal" style:font-weight-asian="normal" style:font-name-complex="Tahoma" style:font-family-complex="Tahoma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ffffff" loext:opacity="100%" style:text-line-through-style="none" style:text-line-through-type="none" style:text-position="0% 100%" style:font-name="Tahoma" fo:font-family="Tahoma" fo:font-size="32pt" fo:letter-spacing="normal" fo:font-style="normal" style:text-underline-style="none" fo:font-weight="normal" fo:background-color="transparent" style:font-name-asian="Tahoma" style:font-family-asian="Tahoma" style:font-size-asian="32pt" style:font-style-asian="normal" style:font-weight-asian="normal" style:font-name-complex="Tahoma" style:font-family-complex="Tahoma" style:font-size-complex="3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ffffff" loext:opacity="100%" style:text-line-through-style="none" style:text-line-through-type="none" style:text-position="0% 100%" style:font-name="Tahoma" fo:font-family="Tahoma" fo:font-size="32pt" fo:letter-spacing="normal" fo:font-style="normal" style:text-underline-style="none" fo:font-weight="normal" fo:background-color="transparent" style:font-name-asian="Tahoma" style:font-family-asian="Tahoma" style:font-size-asian="32pt" style:font-style-asian="normal" style:font-weight-asian="normal" style:font-name-complex="Tahoma" style:font-family-complex="Tahoma" style:font-size-complex="32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ffffff" loext:opacity="100%" style:text-line-through-style="none" style:text-line-through-type="none" style:text-position="0% 100%" style:font-name="Tahoma" fo:font-family="Tahoma" fo:font-size="32pt" fo:letter-spacing="normal" fo:font-style="normal" style:text-underline-style="none" fo:font-weight="normal" fo:background-color="transparent" style:font-name-asian="Tahoma" style:font-family-asian="Tahoma" style:font-size-asian="32pt" style:font-style-asian="normal" style:font-weight-asian="normal" style:font-name-complex="Tahoma" style:font-family-complex="Tahoma" style:font-size-complex="3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Tahoma" fo:font-family="Tahoma" fo:font-size="18pt" fo:letter-spacing="normal" fo:font-style="normal" fo:text-shadow="none" style:text-underline-style="none" fo:font-weight="normal" style:letter-kerning="true" fo:background-color="transparent" style:font-name-asian="Tahoma" style:font-family-asian="Tahoma" style:font-size-asian="18pt" style:font-style-asian="normal" style:font-weight-asian="normal" style:font-name-complex="Tahoma" style:font-family-complex="Tahoma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ahoma" fo:font-family="Tahoma" fo:font-size="32pt" fo:letter-spacing="normal" fo:font-style="normal" fo:text-shadow="none" style:text-underline-style="none" fo:font-weight="normal" style:letter-kerning="true" fo:background-color="transparent" style:font-name-asian="Tahoma" style:font-family-asian="Tahoma" style:font-size-asian="32pt" style:font-style-asian="normal" style:font-weight-asian="normal" style:font-name-complex="Tahoma" style:font-family-complex="Tahoma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ffffff" loext:opacity="100%" style:text-line-through-style="none" style:text-line-through-type="none" style:text-position="0% 100%" style:font-name="Tahoma" fo:font-family="Tahoma" fo:font-size="32pt" fo:letter-spacing="normal" fo:font-style="normal" style:text-underline-style="none" fo:font-weight="normal" fo:background-color="transparent" style:font-name-asian="Tahoma" style:font-family-asian="Tahoma" style:font-size-asian="32pt" style:font-style-asian="normal" style:font-weight-asian="normal" style:font-name-complex="Tahoma" style:font-family-complex="Tahoma" style:font-size-complex="32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ffffff" loext:opacity="100%" style:text-line-through-style="none" style:text-line-through-type="none" style:text-position="0% 100%" style:font-name="Tahoma" fo:font-family="Tahoma" fo:font-size="32pt" fo:letter-spacing="normal" fo:font-style="normal" style:text-underline-style="none" fo:font-weight="normal" fo:background-color="transparent" style:font-name-asian="Tahoma" style:font-family-asian="Tahoma" style:font-size-asian="32pt" style:font-style-asian="normal" style:font-weight-asian="normal" style:font-name-complex="Tahoma" style:font-family-complex="Tahoma" style:font-size-complex="32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ffffff" loext:opacity="100%" style:text-line-through-style="none" style:text-line-through-type="none" style:text-position="0% 100%" style:font-name="Tahoma" fo:font-family="Tahoma" fo:font-size="32pt" fo:letter-spacing="normal" fo:font-style="normal" style:text-underline-style="none" fo:font-weight="normal" fo:background-color="transparent" style:font-name-asian="Tahoma" style:font-family-asian="Tahoma" style:font-size-asian="32pt" style:font-style-asian="normal" style:font-weight-asian="normal" style:font-name-complex="Tahoma" style:font-family-complex="Tahoma" style:font-size-complex="32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Tahoma" fo:font-family="Tahoma" fo:font-size="18pt" fo:letter-spacing="normal" fo:font-style="normal" fo:text-shadow="none" style:text-underline-style="none" fo:font-weight="normal" style:letter-kerning="true" fo:background-color="transparent" style:font-name-asian="Tahoma" style:font-family-asian="Tahoma" style:font-size-asian="18pt" style:font-style-asian="normal" style:font-weight-asian="normal" style:font-name-complex="Tahoma" style:font-family-complex="Tahoma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.035cm" draw:stroke-linejoin="miter" draw:fill="none" draw:textarea-vertical-align="bottom" draw:auto-grow-height="false" draw:fit-to-size="false" style:shrink-to-fit="false" fo:min-height="3.181cm" fo:padding-top="0.125cm" fo:padding-bottom="0.125cm" fo:padding-left="0.127cm" fo:padding-right="0.127cm" fo:wrap-option="wrap"/>
      <style:paragraph-properties style:writing-mode="lr-tb"/>
    </style:style>
    <style:style style:name="Mpr2" style:family="presentation" style:parent-style-name="Title_20_Slide-outline1">
      <style:graphic-properties draw:stroke="none" svg:stroke-width="0.035cm" draw:stroke-linejoin="miter" draw:fill="none" draw:textarea-vertical-align="top" draw:auto-grow-height="false" draw:fit-to-size="false" style:shrink-to-fit="false" fo:min-height="11.049cm" fo:padding-top="0.125cm" fo:padding-bottom="0.125cm" fo:padding-left="0.127cm" fo:padding-right="0.127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1.049cm" fo:padding-top="0.125cm" fo:padding-bottom="0.125cm" fo:padding-left="0.127cm" fo:padding-right="0.127cm" fo:wrap-option="wrap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le_20_and_20_Content-title">
      <style:graphic-properties draw:stroke="none" svg:stroke-width="0.035cm" draw:stroke-linejoin="miter" draw:fill="none" draw:textarea-vertical-align="middle" draw:auto-grow-height="false" draw:fit-to-size="false" style:shrink-to-fit="false" fo:min-height="3.181cm" fo:padding-top="0.125cm" fo:padding-bottom="0.125cm" fo:padding-left="0.127cm" fo:padding-right="0.127cm" fo:wrap-option="wrap"/>
      <style:paragraph-properties style:writing-mode="lr-tb"/>
    </style:style>
    <style:style style:name="Mpr7" style:family="presentation" style:parent-style-name="Title_20_and_20_Content-outline1">
      <style:graphic-properties draw:stroke="none" svg:stroke-width="0.035cm" draw:stroke-linejoin="miter" draw:fill="none" draw:textarea-vertical-align="top" draw:auto-grow-height="false" draw:fit-to-size="false" style:shrink-to-fit="false" fo:min-height="11.049cm" fo:padding-top="0.125cm" fo:padding-bottom="0.125cm" fo:padding-left="0.127cm" fo:padding-right="0.127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1.049cm" fo:padding-top="0.125cm" fo:padding-bottom="0.125cm" fo:padding-left="0.127cm" fo:padding-right="0.127cm" fo:wrap-option="wrap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247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44pt" fo:hyphenate="false"/>
    </style:style>
    <style:style style:name="MP11" style:family="paragraph">
      <style:paragraph-properties fo:margin-left="0cm" fo:margin-right="0cm" fo:margin-top="0.247cm" fo:margin-bottom="0cm" fo:line-height="100%" fo:text-align="start" fo:text-indent="0cm" style:writing-mode="lr-tb"/>
      <style:text-properties fo:font-size="32pt" fo:hyphenate="false"/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Tahoma" fo:font-size="44pt" fo:letter-spacing="normal" fo:font-style="normal" style:text-underline-style="none" fo:font-weight="normal" fo:background-color="transparent" style:font-name-asian="Tahoma" style:font-size-asian="44pt" style:font-style-asian="normal" style:font-weight-asian="normal" style:font-name-complex="Tahoma" style:font-size-complex="44pt" style:font-style-complex="normal" style:font-weight-complex="normal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Tahoma" fo:font-size="32pt" fo:letter-spacing="normal" fo:font-style="normal" style:text-underline-style="none" fo:font-weight="normal" fo:background-color="transparent" style:font-name-asian="Tahoma" style:font-size-asian="32pt" style:font-style-asian="normal" style:font-weight-asian="normal" style:font-name-complex="Tahoma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8eb3c8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8eb3c8" fo:font-size="100%"/>
      </text:list-level-style-number>
      <text:list-level-style-bullet text:level="2" text:bullet-char="■">
        <style:list-level-properties text:space-before="1.27cm" text:min-label-width="0.907cm"/>
        <style:text-properties fo:font-family="StarSymbol" fo:color="#8eb3c8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8eb3c8" fo:font-size="100%"/>
      </text:list-level-style-number>
      <text:list-level-style-bullet text:level="2" text:bullet-char="■">
        <style:list-level-properties text:space-before="1.27cm" text:min-label-width="0.907cm"/>
        <style:text-properties fo:font-family="StarSymbol" fo:color="#8eb3c8" fo:font-size="75%"/>
      </text:list-level-style-bullet>
      <text:list-level-style-bullet text:level="3" text:bullet-char="■">
        <style:list-level-properties text:space-before="2.54cm" text:min-label-width="0.847cm"/>
        <style:text-properties fo:font-family="StarSymbol" fo:color="#8eb3c8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8eb3c8" fo:font-size="100%"/>
      </text:list-level-style-number>
      <text:list-level-style-bullet text:level="2" text:bullet-char="■">
        <style:list-level-properties text:space-before="1.27cm" text:min-label-width="0.907cm"/>
        <style:text-properties fo:font-family="StarSymbol" fo:color="#8eb3c8" fo:font-size="75%"/>
      </text:list-level-style-bullet>
      <text:list-level-style-bullet text:level="3" text:bullet-char="■">
        <style:list-level-properties text:space-before="2.54cm" text:min-label-width="0.847cm"/>
        <style:text-properties fo:font-family="StarSymbol" fo:color="#8eb3c8" fo:font-size="75%"/>
      </text:list-level-style-bullet>
      <text:list-level-style-bullet text:level="4" text:bullet-char="■">
        <style:list-level-properties text:space-before="3.704cm" text:min-label-width="1.016cm"/>
        <style:text-properties fo:font-family="StarSymbol" fo:color="#8eb3c8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8eb3c8" fo:font-size="100%"/>
      </text:list-level-style-number>
      <text:list-level-style-bullet text:level="2" text:bullet-char="■">
        <style:list-level-properties text:space-before="1.27cm" text:min-label-width="0.907cm"/>
        <style:text-properties fo:font-family="StarSymbol" fo:color="#8eb3c8" fo:font-size="75%"/>
      </text:list-level-style-bullet>
      <text:list-level-style-bullet text:level="3" text:bullet-char="■">
        <style:list-level-properties text:space-before="2.54cm" text:min-label-width="0.847cm"/>
        <style:text-properties fo:font-family="StarSymbol" fo:color="#8eb3c8" fo:font-size="75%"/>
      </text:list-level-style-bullet>
      <text:list-level-style-bullet text:level="4" text:bullet-char="■">
        <style:list-level-properties text:space-before="3.704cm" text:min-label-width="1.016cm"/>
        <style:text-properties fo:font-family="StarSymbol" fo:color="#8eb3c8" fo:font-size="75%"/>
      </text:list-level-style-bullet>
      <text:list-level-style-bullet text:level="5" text:bullet-char="■">
        <style:list-level-properties text:space-before="4.868cm" text:min-label-width="1.016cm"/>
        <style:text-properties fo:font-family="StarSymbol" fo:color="#8eb3c8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■">
        <style:list-level-properties text:min-label-width="0.953cm"/>
        <style:text-properties fo:font-family="StarSymbol" fo:color="#8eb3c8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■">
        <style:list-level-properties text:min-label-width="0.953cm"/>
        <style:text-properties fo:font-family="StarSymbol" fo:color="#8eb3c8" fo:font-size="75%"/>
      </text:list-level-style-bullet>
      <text:list-level-style-bullet text:level="2" text:bullet-char="■">
        <style:list-level-properties text:space-before="1.27cm" text:min-label-width="0.907cm"/>
        <style:text-properties fo:font-family="StarSymbol" fo:color="#8eb3c8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■">
        <style:list-level-properties text:min-label-width="0.953cm"/>
        <style:text-properties fo:font-family="StarSymbol" fo:color="#8eb3c8" fo:font-size="75%"/>
      </text:list-level-style-bullet>
      <text:list-level-style-bullet text:level="2" text:bullet-char="■">
        <style:list-level-properties text:space-before="1.27cm" text:min-label-width="0.907cm"/>
        <style:text-properties fo:font-family="StarSymbol" fo:color="#8eb3c8" fo:font-size="75%"/>
      </text:list-level-style-bullet>
      <text:list-level-style-bullet text:level="3" text:bullet-char="■">
        <style:list-level-properties text:space-before="2.54cm" text:min-label-width="0.847cm"/>
        <style:text-properties fo:font-family="StarSymbol" fo:color="#8eb3c8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■">
        <style:list-level-properties text:min-label-width="0.953cm"/>
        <style:text-properties fo:font-family="StarSymbol" fo:color="#8eb3c8" fo:font-size="75%"/>
      </text:list-level-style-bullet>
      <text:list-level-style-bullet text:level="2" text:bullet-char="■">
        <style:list-level-properties text:space-before="1.27cm" text:min-label-width="0.907cm"/>
        <style:text-properties fo:font-family="StarSymbol" fo:color="#8eb3c8" fo:font-size="75%"/>
      </text:list-level-style-bullet>
      <text:list-level-style-bullet text:level="3" text:bullet-char="■">
        <style:list-level-properties text:space-before="2.54cm" text:min-label-width="0.847cm"/>
        <style:text-properties fo:font-family="StarSymbol" fo:color="#8eb3c8" fo:font-size="75%"/>
      </text:list-level-style-bullet>
      <text:list-level-style-bullet text:level="4" text:bullet-char="■">
        <style:list-level-properties text:space-before="3.704cm" text:min-label-width="1.016cm"/>
        <style:text-properties fo:font-family="StarSymbol" fo:color="#8eb3c8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■">
        <style:list-level-properties text:min-label-width="0.953cm"/>
        <style:text-properties fo:font-family="StarSymbol" fo:color="#8eb3c8" fo:font-size="75%"/>
      </text:list-level-style-bullet>
      <text:list-level-style-bullet text:level="2" text:bullet-char="■">
        <style:list-level-properties text:space-before="1.27cm" text:min-label-width="0.907cm"/>
        <style:text-properties fo:font-family="StarSymbol" fo:color="#8eb3c8" fo:font-size="75%"/>
      </text:list-level-style-bullet>
      <text:list-level-style-bullet text:level="3" text:bullet-char="■">
        <style:list-level-properties text:space-before="2.54cm" text:min-label-width="0.847cm"/>
        <style:text-properties fo:font-family="StarSymbol" fo:color="#8eb3c8" fo:font-size="75%"/>
      </text:list-level-style-bullet>
      <text:list-level-style-bullet text:level="4" text:bullet-char="■">
        <style:list-level-properties text:space-before="3.704cm" text:min-label-width="1.016cm"/>
        <style:text-properties fo:font-family="StarSymbol" fo:color="#8eb3c8" fo:font-size="75%"/>
      </text:list-level-style-bullet>
      <text:list-level-style-bullet text:level="5" text:bullet-char="■">
        <style:list-level-properties text:space-before="4.868cm" text:min-label-width="1.016cm"/>
        <style:text-properties fo:font-family="StarSymbol" fo:color="#8eb3c8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Text" presentation:style-name="Mpr1" draw:text-style-name="MP6" draw:layer="backgroundobjects" svg:width="20.742cm" svg:height="2.539cm" svg:x="0.423cm" svg:y="14.429cm" presentation:class="title" presentation:user-transformed="true">
        <draw:text-box>
          <text:p text:style-name="MP5"><text:span text:style-name="MT1">Title Text</text:span></text:p>
        </draw:text-box>
      </draw:frame>
      <draw:frame draw:name="Body Level One…" presentation:style-name="Mpr2" draw:text-style-name="MP8" draw:layer="backgroundobjects" svg:width="17.779cm" svg:height="2.08cm" svg:x="0.423cm" svg:y="16.757cm" presentation:class="outline" presentation:user-transformed="true">
        <draw:text-box>
          <text:p text:style-name="MP7"><text:span text:style-name="MT2">Body Level One</text:span></text:p>
          <text:list text:style-name="ML4">
            <text:list-item>
              <text:list>
                <text:list-item>
                  <text:p text:style-name="MP7"><text:span text:style-name="MT2">Body Level Two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2">Body Level Thre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2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2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" presentation:style-name="Mpr3" draw:text-style-name="MP9" draw:layer="backgroundobjects" svg:width="0.782cm" svg:height="0.796cm" svg:x="23.347cm" svg:y="17.348cm" presentation:class="page-number" presentation:user-transformed="true">
        <draw:text-box>
          <text:p/>
        </draw:text-box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Text" presentation:style-name="Mpr6" draw:text-style-name="MP6" draw:layer="backgroundobjects" svg:width="22.012cm" svg:height="2.962cm" svg:x="1.905cm" svg:y="0.423cm" presentation:class="title" presentation:user-transformed="true">
        <draw:text-box>
          <text:p text:style-name="MP10"><text:span text:style-name="MT1">Title Text</text:span></text:p>
        </draw:text-box>
      </draw:frame>
      <draw:frame draw:name="Body Level One…" presentation:style-name="Mpr7" draw:text-style-name="MP8" draw:layer="backgroundobjects" svg:width="22.012cm" svg:height="12.699cm" svg:x="1.905cm" svg:y="4.022cm" presentation:class="outline" presentation:user-transformed="true">
        <draw:text-box>
          <text:list text:style-name="ML9">
            <text:list-item>
              <text:p text:style-name="MP11"><text:span text:style-name="MT2">Body Level One</text:span></text:p>
            </text:list-item>
          </text:list>
          <text:list text:style-name="ML10">
            <text:list-item>
              <text:list>
                <text:list-item>
                  <text:p text:style-name="MP11"><text:span text:style-name="MT2">Body Level Two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1"><text:span text:style-name="MT2">Body Level Thre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2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2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" presentation:style-name="Mpr8" draw:text-style-name="MP9" draw:layer="backgroundobjects" svg:width="0.828cm" svg:height="0.853cm" svg:x="23.09cm" svg:y="17.145cm" presentation:class="page-number" presentation:user-transformed="true">
        <draw:text-box>
          <text:p/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document-statistic meta:object-count="36"/>
    <meta:generator>LibreOffice/7.3.7.2$MacOSX_AARCH64 LibreOffice_project/e114eadc50a9ff8d8c8a0567d6da8f454beeb84f</meta:generator>
  </office:meta>
</office:document-meta>
</file>